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– Regenerative Community Operating System</text:span></text:p>
      <text:h text:style-name="Heading_20_1" text:outline-level="1"><text:bookmark-start text:name="membership-state-registry"/>Membership State Registry<text:bookmark-end text:name="membership-state-registry"/></text:h>
      <text:list text:style-name="L1">
        <text:list-item>
          <text:p text:style-name="P1"><text:span text:style-name="T1">Generiert:</text:span> 2026-04-28</text:p>
        </text:list-item>
        <text:list-item>
          <text:p text:style-name="P1"><text:span text:style-name="T1">Quelle (aktuelle Version):</text:span> <text:a xlink:type="simple" xlink:href="https://blueprint.ecohubs.community/de/articles/rcos-templates/layer-1/membership-state-registry" office:name=""><text:span text:style-name="Definition">https://blueprint.ecohubs.community/de/articles/rcos-templates/layer-1/membership-state-registry</text:span></text:a></text:p>
        </text:list-item>
        <text:list-item>
          <text:p text:style-name="P1"><text:span text:style-name="T1">Alle RCOS-Vorlagen:</text:span> <text:a xlink:type="simple" xlink:href="https://blueprint.ecohubs.community/de/articles/rcos-templates" office:name=""><text:span text:style-name="Definition">https://blueprint.ecohubs.community/de/articles/rcos-templates</text:span></text:a></text:p>
        </text:list-item>
      </text:list>
      <text:p text:style-name="P2"><text:span text:style-name="T2">Dieser Inhalt ist noch nicht ins Deutsche übersetzt – die englische Quelle wird angezeigt.</text:span></text:p>
      <text:p text:style-name="Horizontal_20_Line"/>
      <text:list text:style-name="L2">
        <text:list-item>
          <text:p text:style-name="P3"><text:span text:style-name="T1">Layer:</text:span> 1 — Membership System</text:p>
        </text:list-item>
        <text:list-item>
          <text:p text:style-name="P3"><text:span text:style-name="T1">Status:</text:span> Template — adapt for your community</text:p>
        </text:list-item>
        <text:list-item>
          <text:p text:style-name="P3"><text:span text:style-name="T1">RCOS reference:</text:span> <text:a xlink:type="simple" xlink:href="https://blueprint.ecohubs.community/de/articles/rcos-core/v0-1/layer-1-membership-system#31-membership-states" office:name=""><text:span text:style-name="Definition">§3.1</text:span></text:a>, <text:a xlink:type="simple" xlink:href="https://blueprint.ecohubs.community/de/articles/rcos-core/v0-1/layer-1-membership-system#38-artifacts" office:name=""><text:span text:style-name="Definition">§3.8</text:span></text:a></text:p>
        </text:list-item>
      </text:list>
      <text:p text:style-name="Horizontal_20_Line"/>
      <text:h text:style-name="Heading_20_2" text:outline-level="2"><text:bookmark-start text:name="defined-membership-states"/>Defined Membership States<text:bookmark-end text:name="defined-membership-states"/></text:h>
      <text:p text:style-name="First_20_paragraph"><text:span text:style-name="T2">RCOS clauses: </text:span><text:a xlink:type="simple" xlink:href="https://blueprint.ecohubs.community/de/articles/rcos-core/v0-1/layer-1-membership-system#31-membership-states" office:name=""><text:span text:style-name="Definition"><text:span text:style-name="T2">3.1.1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2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3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4</text:span></text:span></text:a><text:span text:style-name="T2">, </text:span><text:a xlink:type="simple" xlink:href="https://blueprint.ecohubs.community/de/articles/rcos-core/v0-1/layer-1-membership-system#31-membership-states" office:name=""><text:span text:style-name="Definition"><text:span text:style-name="T2">3.1.5</text:span></text:span></text:a></text:p>
      <text:p text:style-name="P4"><text:span text:style-name="T1">Begründung — Why a single table of states</text:span></text:p>
      <text:p text:style-name="P4">Rights and obligations scattered across documents drift apart. Collecting every state, its rights, its obligations, and its transitions into one table makes the membership system auditable at a glance — you can see every door into and out of the community, and what each one grants. If two documents ever disagree, this registry is the tiebreaker.</text:p>
      <text:p text:style-name="P5"><text:span text:style-name="T1">Anleitung — How to fill this in</text:span></text:p>
      <text:p text:style-name="P5">Define every membership state your community recognizes (e.g. Applicant, Trial Member, Full Member, Exited Member). For each, list rights, obligations, entry condition, and exit condition. Keep states mutually exclusive — no individual may hold two states simultaneousl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ate</text:p>
            </table:table-cell>
            <table:table-cell table:style-name="TableHeaderRowCell" office:value-type="string">
              <text:p text:style-name="Table_20_Heading">Rights</text:p>
            </table:table-cell>
            <table:table-cell table:style-name="TableHeaderRowCell" office:value-type="string">
              <text:p text:style-name="Table_20_Heading">Obligations</text:p>
            </table:table-cell>
            <table:table-cell table:style-name="TableHeaderRowCell" office:value-type="string">
              <text:p text:style-name="Table_20_Heading">Entry condition</text:p>
            </table:table-cell>
            <table:table-cell table:style-name="TableHeaderRowCell" office:value-type="string">
              <text:p text:style-name="Table_20_Heading">Exit condi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2">&lt;State 1, e.g. Applicant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2, e.g. Tria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3, e.g. Full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2">&lt;State 4, e.g. Exited Member&gt;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P6">No individual may hold multiple membership states simultaneously. No rights or obligations may be assumed outside of the individual’s current membership state.</text:p>
      <text:h text:style-name="Heading_20_2" text:outline-level="2"><text:bookmark-start text:name="technical-notes"/>Technical Notes<text:bookmark-end text:name="technical-notes"/></text:h>
      <text:p text:style-name="P7"><text:span text:style-name="T1">Begründung — Why preserve data after exit</text:span></text:p>
      <text:p text:style-name="P7">The community’s history belongs to the community, not to any individual account. Retaining contribution records after exit protects the integrity of audit trails, governance history, and recognition accounting — while revoking access and removing the person from active listings respects the finality of their departure.</text:p>
      <text:p text:style-name="P8"><text:span text:style-name="T1">Anleitung — How to fill this in</text:span></text:p>
      <text:p text:style-name="P8">Describe which records persist after exit, where state assignments are tracked operationally, and how access revocation interacts with platform capabilities.</text:p>
      <text:list text:style-name="L3">
        <text:list-item>
          <text:p text:style-name="P9"><text:span text:style-name="T2">&lt;Contribution and governance history retained after exit; describe the retention policy.&gt;</text:span></text:p>
        </text:list-item>
        <text:list-item>
          <text:p text:style-name="P9"><text:span text:style-name="T2">&lt;Exited members are removed from active member listings; describe access revocation per platform.&gt;</text:span></text:p>
        </text:list-item>
        <text:list-item>
          <text:p text:style-name="P9"><text:span text:style-name="T2">&lt;Operational location of state assignments — see </text:span>“<text:span text:style-name="T2">Current Member List</text:span>”<text:span text:style-name="T2"> below.&gt;</text:span></text:p>
        </text:list-item>
      </text:list>
      <text:h text:style-name="Heading_20_2" text:outline-level="2"><text:bookmark-start text:name="current-member-list"/>Current Member List<text:bookmark-end text:name="current-member-list"/></text:h>
      <text:p text:style-name="First_20_paragraph"><text:span text:style-name="T2">RCOS clauses: </text:span><text:a xlink:type="simple" xlink:href="https://blueprint.ecohubs.community/de/articles/rcos-core/v0-1/layer-1-membership-system#38-artifacts" office:name=""><text:span text:style-name="Definition"><text:span text:style-name="T2">3.8.2</text:span></text:span></text:a></text:p>
      <text:p text:style-name="P10"><text:span text:style-name="T1">Begründung — Why separate the definition from the list</text:span></text:p>
      <text:p text:style-name="P10">This document defines what the states mean; the live registry tracks who is in which state today. Keeping them separate means the definitions are stable and governable while the assignments stay current — and nobody has to change a ratified artifact every time a member joins or leaves.</text:p>
      <text:p text:style-name="P11"><text:span text:style-name="T1">Anleitung — How to fill this in</text:span></text:p>
      <text:p text:style-name="P11">Link to the operational system or document where current member-to-state assignments are tracked. This artifact should not need to be changed every time a member joins or leaves.</text:p>
      <text:p text:style-name="P12">The live member list is maintained in <text:span text:style-name="T2">&lt;system / location&gt;</text:span>. This document defines the states; the registry tool holds the current assignments.</text:p>
      <text:p text:style-name="First_20_paragraph"/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4">
        <text:list-item>
          <text:p text:style-name="P13"><text:span text:style-name="T1">Adopted:</text:span> </text:p>
        </text:list-item>
        <text:list-item>
          <text:p text:style-name="P13"><text:span text:style-name="T1">Decision type:</text:span> Strategic</text:p>
        </text:list-item>
        <text:list-item>
          <text:p text:style-name="P13"><text:span text:style-name="T1">Version:</text:span> </text:p>
        </text:list-item>
        <text:list-item>
          <text:p text:style-name="P1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8T01:21:07Z</meta:creation-date>
    <dc:date>2026-04-28T01:21:07Z</dc:date>
    <meta:user-defined meta:name="title-meta" meta:value-type="string">Membership State Registry</meta:user-defined>
  </office:meta>
</office:document-meta>
</file>